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34cm" fo:min-width="1.703cm"/>
    </style:style>
    <style:style style:name="gr2" style:family="graphic" style:parent-style-name="standard">
      <style:graphic-properties draw:textarea-horizontal-align="justify" draw:textarea-vertical-align="middle" draw:auto-grow-height="false" fo:min-height="0.916cm" fo:min-width="4.377cm"/>
    </style:style>
    <style:style style:name="gr3" style:family="graphic" style:parent-style-name="standard">
      <style:graphic-properties draw:textarea-horizontal-align="justify" draw:textarea-vertical-align="middle" draw:auto-grow-height="false" fo:min-height="2.129cm" fo:min-width="4.752cm"/>
    </style:style>
    <style:style style:name="gr4" style:family="graphic" style:parent-style-name="standard">
      <style:graphic-properties draw:textarea-horizontal-align="justify" draw:textarea-vertical-align="middle" draw:auto-grow-height="false" fo:min-height="2.129cm" fo:min-width="4.753cm"/>
    </style:style>
    <style:style style:name="gr5" style:family="graphic" style:parent-style-name="standard">
      <style:graphic-properties draw:textarea-horizontal-align="justify" draw:textarea-vertical-align="middle" draw:auto-grow-height="false" fo:min-height="1.116cm" fo:min-width="1.01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3.312cm"/>
    </style:style>
    <style:style style:name="gr8" style:family="graphic" style:parent-style-name="standard">
      <style:graphic-properties draw:textarea-horizontal-align="justify" draw:textarea-vertical-align="middle" draw:auto-grow-height="false" fo:min-height="1.336cm" fo:min-width="4.93cm"/>
    </style:style>
    <style:style style:name="gr9" style:family="graphic" style:parent-style-name="standard">
      <style:graphic-properties draw:textarea-horizontal-align="justify" draw:textarea-vertical-align="middle" draw:auto-grow-height="false" fo:min-height="1.336cm" fo:min-width="4.93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3.115cm" svg:height="1.674cm" svg:x="7.965cm" svg:y="1.6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3.115cm" svg:height="1.674cm" svg:x="2.985cm" svg:y="23.226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7.745cm" svg:height="1.85cm" svg:x="5.739cm" svg:y="4.331cm">
          <text:p text:style-name="P1">pobierz star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3" draw:id="id3" draw:layer="layout" svg:width="7.745cm" svg:height="1.85cm" svg:x="4.76cm" svg:y="7.239cm">
          <text:p text:style-name="P1">Pobierz stop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4" draw:id="id4" draw:layer="layout" svg:width="5.252cm" svg:height="2.379cm" svg:x="5.739cm" svg:y="10.058cm">
          <text:p text:style-name="P1">suma = 0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5.253cm" svg:height="2.379cm" svg:x="6.273cm" svg:y="13.67cm">
          <text:p text:style-name="P1">i = start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3.026cm" svg:height="2.731cm" svg:x="7.52cm" svg:y="17.018cm">
          <text:p text:style-name="P1">i &lt; s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draw:type="line" svg:x1="9.523cm" svg:y1="3.274cm" svg:x2="9.612cm" svg:y2="4.331cm" draw:start-shape="id1" draw:start-glue-point="8" draw:end-shape="id2" draw:end-glue-point="5" svg:d="M9523 3274l89 1057" svg:viewBox="0 0 90 1058">
          <text:p/>
        </draw:connector>
        <draw:connector draw:style-name="gr6" draw:text-style-name="P2" draw:layer="layout" draw:type="line" svg:x1="9.612cm" svg:y1="6.181cm" svg:x2="9.601cm" svg:y2="7.239cm" draw:start-shape="id2" draw:start-glue-point="8" draw:end-shape="id3" draw:end-glue-point="4" svg:d="M9612 6181l-11 1058" svg:viewBox="0 0 12 1059">
          <text:p/>
        </draw:connector>
        <draw:connector draw:style-name="gr6" draw:text-style-name="P2" draw:layer="layout" draw:type="line" svg:x1="8.633cm" svg:y1="9.089cm" svg:x2="8.365cm" svg:y2="10.058cm" draw:start-shape="id3" draw:start-glue-point="8" draw:end-shape="id4" draw:end-glue-point="0" svg:d="M8633 9089l-268 969" svg:viewBox="0 0 269 970">
          <text:p/>
        </draw:connector>
        <draw:connector draw:style-name="gr6" draw:text-style-name="P2" draw:layer="layout" draw:type="line" svg:x1="8.365cm" svg:y1="12.437cm" svg:x2="8.899cm" svg:y2="13.67cm" draw:start-shape="id4" draw:start-glue-point="2" draw:end-shape="id5" draw:end-glue-point="0" svg:d="M8365 12437l534 1233" svg:viewBox="0 0 535 1234">
          <text:p/>
        </draw:connector>
        <draw:connector draw:style-name="gr6" draw:text-style-name="P2" draw:layer="layout" draw:type="line" svg:x1="8.899cm" svg:y1="16.049cm" svg:x2="9.033cm" svg:y2="17.018cm" draw:start-shape="id5" draw:start-glue-point="2" draw:end-shape="id6" draw:end-glue-point="4" svg:d="M8899 16049l134 969" svg:viewBox="0 0 135 970">
          <text:p/>
        </draw:connector>
        <draw:custom-shape draw:style-name="gr7" draw:text-style-name="P1" xml:id="id7" draw:id="id7" draw:layer="layout" svg:width="6.054cm" svg:height="1.586cm" svg:x="2cm" svg:y="19.749cm">
          <text:p text:style-name="P1">drukuj suma 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xml:id="id8" draw:id="id8" draw:layer="layout" svg:width="5.43cm" svg:height="1.586cm" svg:x="11.37cm" svg:y="19.414cm">
          <text:p text:style-name="P1">Suma = suma + i</text:p>
          <draw:enhanced-geometry svg:viewBox="0 0 21600 21600" draw:type="rectangle" draw:enhanced-path="M 0 0 L 21600 0 21600 21600 0 21600 0 0 Z N"/>
        </draw:custom-shape>
        <draw:custom-shape draw:style-name="gr9" draw:text-style-name="P1" xml:id="id9" draw:id="id9" draw:layer="layout" svg:width="5.431cm" svg:height="1.586cm" svg:x="11.5cm" svg:y="21.9cm">
          <text:p text:style-name="P1">i = i + 2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7.52cm" svg:y1="18.384cm" svg:x2="5.027cm" svg:y2="19.749cm" draw:start-shape="id6" draw:start-glue-point="5" draw:end-shape="id7" draw:end-glue-point="5" svg:d="M7520 18384h-2493v1365" svg:viewBox="0 0 2494 1366">
          <text:p/>
        </draw:connector>
        <draw:connector draw:style-name="gr6" draw:text-style-name="P2" draw:layer="layout" svg:x1="10.546cm" svg:y1="18.384cm" svg:x2="14.085cm" svg:y2="19.414cm" draw:start-shape="id6" draw:start-glue-point="7" draw:end-shape="id8" svg:d="M10546 18384h3539v1030" svg:viewBox="0 0 3540 1031">
          <text:p/>
        </draw:connector>
        <draw:connector draw:style-name="gr6" draw:text-style-name="P2" draw:layer="layout" svg:x1="16.931cm" svg:y1="22.693cm" svg:x2="9.033cm" svg:y2="17.018cm" draw:start-shape="id9" draw:start-glue-point="1" draw:end-shape="id6" draw:end-glue-point="4" svg:d="M16931 22693h500v-6177h-8398v502" svg:viewBox="0 0 8399 6178">
          <text:p/>
        </draw:connector>
        <draw:connector draw:style-name="gr6" draw:text-style-name="P2" draw:layer="layout" draw:type="line" svg:x1="4.27cm" svg:y1="21.335cm" svg:x2="4.542cm" svg:y2="23.226cm" draw:start-shape="id7" draw:start-glue-point="7" draw:end-shape="id10" draw:end-glue-point="0" svg:d="M4270 21335l272 1891" svg:viewBox="0 0 273 1892">
          <text:p/>
        </draw:connector>
        <draw:connector draw:style-name="gr6" draw:text-style-name="P2" draw:layer="layout" draw:type="line" svg:x1="14.085cm" svg:y1="21cm" svg:x2="14.215cm" svg:y2="21.9cm" draw:start-shape="id8" draw:start-glue-point="2" draw:end-shape="id9" draw:end-glue-point="0" svg:d="M14085 21000l130 900" svg:viewBox="0 0 131 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4T12:04:38.193315628</meta:creation-date>
    <dc:date>2019-11-14T12:14:34.845176800</dc:date>
    <meta:editing-duration>PT9M57S</meta:editing-duration>
    <meta:editing-cycles>1</meta:editing-cycles>
    <meta:document-statistic meta:object-count="20"/>
    <meta:generator>LibreOffice/6.0.7.3$Linux_X86_64 LibreOffice_project/00m0$Build-3</meta:generator>
  </office:meta>
</office:document-meta>
</file>